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fo:font-size="24pt" fo:font-weight="bold" style:font-weight-asian="bold" style:font-weight-complex="bold"/>
    </style:style>
    <style:style style:name="T87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Calibri3" fo:font-size="24pt" style:font-name-asian="Calibri3" style:font-name-complex="Calibri3"/>
    </style:style>
    <style:style style:name="T89" style:family="text">
      <style:text-properties fo:font-size="20pt"/>
    </style:style>
    <style:style style:name="T90" style:family="text">
      <style:text-properties style:text-position="33% 58%" style:font-name="Segoe UI4" style:font-name-asian="Segoe UI4" style:font-name-complex="Segoe UI4"/>
    </style:style>
    <style:style style:name="T91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92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93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4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95" style:family="text">
      <style:text-properties style:text-position="33% 58%" fo:font-size="22pt" style:font-size-asian="28pt" style:font-size-complex="28pt"/>
    </style:style>
    <style:style style:name="T96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7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11cm" svg:x="1.4cm" svg:y="0.835cm" presentation:class="title" presentation:user-transformed="true">
          <draw:text-box>
            <text:p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|</text:span><text:span text:style-name="T14">ψ</text:span><text:span text:style-name="T81">½</text:span><text:span text:style-name="T21">(</text:span><text:span text:style-name="T39">r</text:span><text:span text:style-name="T21">)⟩ = |</text:span><text:span text:style-name="T14">ψ</text:span><text:span text:style-name="T81">+</text:span><text:span text:style-name="T21">(</text:span><text:span text:style-name="T39">r</text:span><text:span text:style-name="T21">)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e Hamilton-Operator eines Elektrons im homogenen Magnetfeld <text:span text:style-name="T5">B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>mit</text:p>
            <text:p/>
            <text:p/>
            <text:p>und</text:p>
          </draw:text-box>
        </draw:frame>
        <draw:frame draw:style-name="gr2" draw:text-style-name="P2" draw:layer="layout" svg:width="13.76cm" svg:height="2.149cm" svg:x="7.119cm" svg:y="11.225cm">
          <text:p/>
          <draw:object xlink:href="../paramagnetischer%20Zusatzterm%20im%20Hamilton-Operator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15.525cm" svg:height="2.78cm" svg:x="6.237cm" svg:y="14.009cm">
          <text:p/>
          <draw:object xlink:href="../diamagnetischer%20Zusatzterm%20im%20Hamilton-Operator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2" draw:layer="layout" svg:width="10.645cm" svg:height="2.78cm" svg:x="8.677cm" svg:y="6.609cm">
          <text:p/>
          <draw:object xlink:href="../gesamter%20Hamilton-Operator%20des%20Elektrons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Schrödingergleichung in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658cm" svg:height="1.984cm" svg:x="6.67cm" svg:y="9.507cm">
          <text:p/>
          <draw:object xlink:href="../Zeitabhängige%20Schrödingergleichung%20in%20Ortsdarstellung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529cm" svg:height="6.808cm" svg:x="2.735cm" svg:y="8.095cm">
          <text:p/>
          <draw:object xlink:href="../Zeitabhängige%20Schrödingergleichung%20in%20Ortsdarstellung%20für%20das%20Elektron%20im%20homogenen%20Magnetfeld%20B%20und%20dem%20Potential%20V%20(zweizeilig)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113cm" svg:height="6.342cm" svg:x="8.443cm" svg:y="7.328cm">
          <text:p/>
          <draw:object xlink:href="../relativistischer%20klassischer%20Energiesatz%20für%20freies%20Elektron%20annotiert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forminvariant gegenüber Lorentz-Transforma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liegt Forminvarianz bei Lorentztransformationen v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alle additiven Terme der Gleichung Tensoren gleicher Stufe s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chreibt sich der klassische Energiesatz in kovarianter Form?</text:p>
          </draw:text-box>
        </draw:frame>
        <draw:frame presentation:style-name="pr5" draw:text-style-name="P9" draw:layer="layout" svg:width="25.199cm" svg:height="16.529cm" svg:x="1.4cm" svg:y="2.742cm" presentation:class="subtitle" presentation:user-transformed="true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mit der </text:span><text:span text:style-name="T69">Einsteinschen Summenkonvention</text:span><text:span text:style-name="T68">: haben nebeneinenander stehende Größen gleiche griechische Indizes, wird über diese summiert</text:span></text:p>
            <text:p><text:span text:style-name="T68"/></text:p>
            <text:p><text:span text:style-name="T68">Da das Normquadrat des </text:span><text:span text:style-name="T86">kontravarianten</text:span><text:span text:style-name="T68"> Vierer-Impulses </text:span><text:span text:style-name="T69">p</text:span><text:span text:style-name="T87">μ</text:span><text:span text:style-name="T88"> wie die rechte Seite des Energiesatzes Vierer-Skalar ist, ist der Energiesatz kovariant formuliert:</text:span></text:p>
          </draw:text-box>
        </draw:frame>
        <draw:frame draw:style-name="gr2" draw:text-style-name="P2" draw:layer="layout" svg:width="24.363cm" svg:height="8.622cm" svg:x="1.818cm" svg:y="5.188cm">
          <text:p/>
          <draw:object xlink:href="../Definition%20des%20kontravarianten%20und%20kovarianten%20Vierer-Impulses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89">Warum ist die Formulierung kovariant?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913cm" svg:height="8.678cm" svg:x="6.043cm" svg:y="6.16cm">
          <text:p/>
          <draw:object xlink:href="../relativistisch%20kovariante%20Form%20der%20Korrespondenzregel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relativistische Verallgemeinerung der Schrödinger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074cm" svg:height="1.478cm" svg:x="8.462cm" svg:y="9.76cm">
          <text:p/>
          <draw:object xlink:href="../relativistische%20Verallgemeinerung%20der%20Schrödingergleichung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pariert in der relativistischen Verallgemeinerung der Schrödingergleichung den d'Alembert-Operator:</text:p>
            <text:p/>
          </draw:text-box>
        </draw:frame>
        <draw:frame draw:style-name="gr2" draw:text-style-name="P2" draw:layer="layout" svg:width="10.473cm" svg:height="2.925cm" svg:x="8.763cm" svg:y="12.037cm">
          <text:p/>
          <draw:object xlink:href="../Klein-Gordon-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elche grundsätzlichen Probleme ergeben sich bei der Lösung der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sich um eine Differentialgleichung zweiter Ordnung in der Zeit handelt benötigt man Anfangsbedingungen für |<text:span text:style-name="T14">ψ</text:span><text:span text:style-name="T21">⟩ und </text:span></text:p>
          </draw:text-box>
        </draw:frame>
        <draw:frame draw:style-name="gr2" draw:text-style-name="P2" draw:layer="layout" svg:width="1.455cm" svg:height="0.941cm" svg:x="23.472cm" svg:y="11.029cm">
          <text:p/>
          <draw:object xlink:href="../ket%20dot%20psi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5.496cm" svg:x="1.4cm" svg:y="3.258cm" presentation:class="subtitle" presentation:user-transformed="true">
          <draw:text-box>
            <text:p/>
            <text:p/>
            <text:p>Die Gleichung wird durch folgenden Ansatz linearisiert:</text:p>
            <text:p/>
            <text:p/>
            <text:p/>
            <text:p/>
            <text:p>wobei <text:tab/><text:tab/><text:tab/><text:tab/> die folgenden Relationen erfüllt:</text:p>
            <text:p/>
            <text:p/>
            <text:p/>
            <text:p/>
            <text:p>Mit der Korrespondenzregel folgt die Dirac-Gleichung. Diese befasst sich nur mit einer Lösung (beliebige Klammer = 0) der linearisierten Gleichung oben, da eine ausreicht und die andere äquivalent ist.</text:p>
          </draw:text-box>
        </draw:frame>
        <draw:frame draw:style-name="gr2" draw:text-style-name="P2" draw:layer="layout" svg:width="3.488cm" svg:height="1.092cm" svg:x="7.755cm" svg:y="10.407cm">
          <text:p/>
          <draw:object xlink:href="../neue%20größen%20hat%20alpha%20hat%20beta%20für%20die%20Dirac-Gleichung.odf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2" draw:layer="layout" svg:width="9.573cm" svg:height="3.175cm" svg:x="9.213cm" svg:y="12.366cm">
          <text:p/>
          <draw:object xlink:href="../Bedingendungsrelationen%20der%20neuen%20größen%20hat%20alpha%20hat%20beta%20für%20die%20Dirac-Gleichung.odf" xlink:type="simple" xlink:show="embed" xlink:actuate="onLoad"/>
          <draw:image xlink:href="./ObjectReplacements/Object 69" xlink:type="simple" xlink:show="embed" xlink:actuate="onLoad"/>
        </draw:frame>
        <draw:frame draw:style-name="gr2" draw:text-style-name="P2" draw:layer="layout" svg:width="21.337cm" svg:height="3.641cm" svg:x="3.331cm" svg:y="6.533cm">
          <text:p/>
          <draw:object xlink:href="../Linearisierungsansatz%20für%20den%20Energiesatz%20nach%20Dirac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ist symmetrisch in Raum- und Zeitkoordinaten. Insbesondere ist sie bezüglich der Raumkoordinaten eine Differentialgleichung erster 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33cm" svg:height="4.3cm" svg:x="6.834cm" svg:y="8.349cm">
          <text:p/>
          <draw:object xlink:href="../Dirac-Gleichung%20des%20Elektrons%20im%20elektromagnetischen%20Feld%20zweizeilig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/>
            <text:p><text:span text:style-name="T56">σ</text:span><text:span text:style-name="T62"> bezeichnet den Spinoperator. Seine Komponenten sind die Pauli-Matrizen:</text:span></text:p>
          </draw:text-box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2" draw:layer="layout" svg:width="12.218cm" svg:height="3.125cm" svg:x="7.89cm" svg:y="8.737cm">
          <text:p/>
          <draw:object xlink:href="../Dirac-Matrize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2" draw:layer="layout" svg:width="16.011cm" svg:height="2.617cm" svg:x="5.994cm" svg:y="14.391cm">
          <text:p/>
          <draw:object xlink:href="../Pauli'sche%20Spinmatrizen.odf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Dirac-Operator zur 4 x 4 -Matrix wird, muß die Wellenfunktion ebenfalls vierkomponentig sein.</text:p>
            <text:p>Zudem muß <text:span text:style-name="T7">H</text:span><text:span text:style-name="T9">D</text:span><text:span text:style-name="T6">(0)</text:span> mit dem Impulsoperator vertauschen.</text:p>
            <text:p/>
            <text:p>So erhält man eine relativistisch kovariant geschriebene ebene Welle (eine Impulseigenfunktion) multipliziert mit einem 4 – komponentigen Spaltenvektor als Eigenlösungsfunktion:</text:p>
          </draw:text-box>
        </draw:frame>
        <draw:frame draw:style-name="gr2" draw:text-style-name="P2" draw:layer="layout" svg:width="13.241cm" svg:height="4.895cm" svg:x="7.379cm" svg:y="15.052cm">
          <text:p/>
          <draw:object xlink:href="../Eigenlösungsfunktion%20des%20Dirac-Operators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 Dirac-Spinor ist das Produkt aus der Impulseigenfunktion des Dirac-Operators (einer relativistisch kovariant geschriebenen ebenen Welle) und einem Spaltenvektor <text:s text:c="3"/>mit vier vom Ort unabhängigen Komponenten.</text:p>
          </draw:text-box>
        </draw:frame>
        <draw:frame draw:style-name="gr2" draw:text-style-name="P2" draw:layer="layout" svg:width="0.644cm" svg:height="1.033cm" svg:x="12.677cm" svg:y="10.983cm">
          <text:p/>
          <draw:object xlink:href="../hat%20a.odf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zu verwendet man de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Wendet man die Operatoren des Dirac-Operators <text:span text:style-name="T7">H</text:span><text:span text:style-name="T9">D</text:span><text:span text:style-name="T6">(0)</text:span> auf die Impuls-Eigenfunktion (ebene Welle!) im Dirac-Spinor an, so erhält man als Resultat ein homogenes Gleichungssystem bestehend aus einer Matrix und dem vierkomponentigen Vektor <text:s text:c="4"/>des Dirac-Spinors.</text:p>
            <text:p/>
            <text:p>Die Einträge der (Energie-)Matrix sind nun keine Operatoren mehr, sondern Zahlen, die sich als Eigenwerte aus der Anwendung der Operatoren von <text:span text:style-name="T7">H</text:span><text:span text:style-name="T9">D</text:span><text:span text:style-name="T6">(0)</text:span> auf die ebene Welle ergeben.</text:p>
            <text:p/>
            <text:p>Aus dieser Matrix kann man über die Koeffizientendeterminante die Energieeigenwerte des Dirac-Operators <text:span text:style-name="T7">H</text:span><text:span text:style-name="T9">D</text:span><text:span text:style-name="T6">(0)</text:span> erhalten.</text:p>
          </draw:text-box>
        </draw:frame>
        <draw:frame draw:style-name="gr2" draw:text-style-name="P2" draw:layer="layout" svg:width="0.644cm" svg:height="1.033cm" svg:x="16.777cm" svg:y="8.329cm">
          <text:p/>
          <draw:object xlink:href="../hat%20a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>
            <draw:text-box>
              <text:p>Energie-Matrix ist ein Wort um den Unterschied zur Operatoren-Matrix zu verdeutlichen. Es bedeutet die Einträge sind nun durch die Energieeigenwerte definiert.</text:p>
            </draw:text-box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Jeder der beiden Eigenwerte ist zweifach entartet (er kommt also zweimal vor)</text:p>
          </draw:text-box>
        </draw:frame>
        <draw:frame draw:style-name="gr2" draw:text-style-name="P2" draw:layer="layout" svg:width="16.64cm" svg:height="1.593cm" svg:x="5.679cm" svg:y="8.703cm">
          <text:p/>
          <draw:object xlink:href="../Energieeigenwerte%20des%20Dirac-Operators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spinore <text:s text:c="2"/><text:span text:style-name="T9">1,2</text:span><text:span text:style-name="T90">±</text:span> zu <text:span text:style-name="T7">H</text:span><text:span text:style-name="T9">D</text:span><text:span text:style-name="T6">(0)</text:span>?</text:p>
          </draw:text-box>
        </draw:frame>
        <draw:frame presentation:style-name="pr5" draw:text-style-name="P9" draw:layer="layout" svg:width="25.199cm" svg:height="15.068cm" svg:x="1.4cm" svg:y="3.471cm" presentation:class="subtitle" presentation:user-transformed="true">
          <draw:text-box>
            <text:p text:style-name="P9"/>
            <text:p text:style-name="P9">Zu jedem der beiden Eigenwerte <text:span text:style-name="T7">E</text:span><text:span text:style-name="T9">+</text:span> und <text:span text:style-name="T7">E</text:span><text:span text:style-name="T9">-</text:span> existieren zwei linear unabhängige Eigenspinore <text:s text:c="2"/><text:span text:style-name="T9">1,2</text:span><text:span text:style-name="T6">+</text:span><text:span text:style-name="T41"> und <text:s text:c="2"/></text:span><text:span text:style-name="T36">1,2</text:span><text:span text:style-name="T57">-</text:span><text:span text:style-name="T41">. Die Eigenspinore <text:s text:c="2"/></text:span><text:span text:style-name="T36">1,2</text:span><text:span text:style-name="T57">±</text:span><text:span text:style-name="T41"> erhält man </text:span><text:span text:style-name="T41">aus der Energiematrix des Dirac-Operators aufgrund der </text:span><text:span text:style-name="T91">linearen (Un-)Abhängigkeiten der einzelnen Zeilen</text:span><text:span text:style-name="T41">.</text:span></text:p>
            <text:p text:style-name="P9"><text:span text:style-name="T41"/></text:p>
            <text:p text:style-name="P9"><text:span text:style-name="T41">Hierzu setzt man in der Energiematrix </text:span><text:span text:style-name="T14">E</text:span><text:span text:style-name="T41"> = </text:span><text:span text:style-name="T14">E</text:span><text:span text:style-name="T36">+</text:span><text:span text:style-name="T41"> bzw. <text:s/></text:span><text:span text:style-name="T14">E</text:span><text:span text:style-name="T36">-</text:span><text:span text:style-name="T41"> (also die Eigenwerte ein) und erhält so für </text:span><text:span text:style-name="T14">E</text:span><text:span text:style-name="T36">+</text:span><text:span text:style-name="T41"> mit den Vorgaben</text:span></text:p>
            <text:p text:style-name="P9"><text:span text:style-name="T41">(</text:span><text:span text:style-name="T14">a</text:span><text:span text:style-name="T36">11</text:span><text:span text:style-name="T57">(+)</text:span><text:span text:style-name="T41"> = 1, </text:span><text:span text:style-name="T14">a</text:span><text:span text:style-name="T36">12</text:span><text:span text:style-name="T57">(+)</text:span><text:span text:style-name="T41"> = 0), (</text:span><text:span text:style-name="T14">a</text:span><text:span text:style-name="T36">21</text:span><text:span text:style-name="T57">(+)</text:span><text:span text:style-name="T41"> = 0, a</text:span><text:span text:style-name="T36">22</text:span><text:span text:style-name="T57">(+)</text:span><text:span text:style-name="T41"> = 1) </text:span></text:p>
            <text:p text:style-name="P9"><text:span text:style-name="T41">die Komponenten der Spinore <text:s text:c="2"/></text:span><text:span text:style-name="T36">1,2</text:span><text:span text:style-name="T57">(+)</text:span><text:span text:style-name="T41"> </text:span></text:p>
            <text:p text:style-name="P9"><text:span text:style-name="T41">und für </text:span><text:span text:style-name="T14">E</text:span><text:span text:style-name="T36">-</text:span><text:span text:style-name="T41"> mit den Vorgaben</text:span></text:p>
            <text:p text:style-name="P9"><text:span text:style-name="T41">(</text:span><text:span text:style-name="T14">a</text:span><text:span text:style-name="T36">13</text:span><text:span text:style-name="T57">(-)</text:span><text:span text:style-name="T41"> = 1, </text:span><text:span text:style-name="T14">a</text:span><text:span text:style-name="T36">14</text:span><text:span text:style-name="T57">(+)</text:span><text:span text:style-name="T41"> = 0), (</text:span><text:span text:style-name="T14">a</text:span><text:span text:style-name="T36">23</text:span><text:span text:style-name="T57">(-)</text:span><text:span text:style-name="T41"> = 0, </text:span><text:span text:style-name="T14">a</text:span><text:span text:style-name="T36">24</text:span><text:span text:style-name="T57">(-)</text:span><text:span text:style-name="T41"> = 1)</text:span></text:p>
            <text:p text:style-name="P9"><text:span text:style-name="T41">die Komponenten der Spinore <text:s text:c="2"/></text:span><text:span text:style-name="T36">1,2</text:span><text:span text:style-name="T57">(-)</text:span></text:p>
          </draw:text-box>
        </draw:frame>
        <draw:frame draw:style-name="gr2" draw:text-style-name="P2" draw:layer="layout" svg:width="0.94cm" svg:height="1.5cm" svg:x="18.977cm" svg:y="1.783cm">
          <text:p/>
          <draw:object xlink:href="../hat%20a.odf" xlink:type="simple" xlink:show="embed" xlink:actuate="onLoad"/>
          <draw:image xlink:href="./ObjectReplacements/Object 92" xlink:type="simple" xlink:show="embed" xlink:actuate="onLoad"/>
        </draw:frame>
        <draw:frame draw:style-name="gr2" draw:text-style-name="P2" draw:layer="layout" svg:width="0.644cm" svg:height="1.033cm" svg:x="10.577cm" svg:y="5.783cm">
          <text:p/>
          <draw:object xlink:href="../hat%20a.odf" xlink:type="simple" xlink:show="embed" xlink:actuate="onLoad"/>
          <draw:image xlink:href="./ObjectReplacements/Object 89" xlink:type="simple" xlink:show="embed" xlink:actuate="onLoad"/>
        </draw:frame>
        <draw:frame draw:style-name="gr2" draw:text-style-name="P2" draw:layer="layout" svg:width="0.644cm" svg:height="1.033cm" svg:x="18.215cm" svg:y="13.691cm">
          <text:p/>
          <draw:object xlink:href="../hat%20a.odf" xlink:type="simple" xlink:show="embed" xlink:actuate="onLoad"/>
          <draw:image xlink:href="./ObjectReplacements/Object 93" xlink:type="simple" xlink:show="embed" xlink:actuate="onLoad"/>
        </draw:frame>
        <draw:frame draw:style-name="gr2" draw:text-style-name="P2" draw:layer="layout" svg:width="0.644cm" svg:height="1.033cm" svg:x="18.385cm" svg:y="17.337cm">
          <text:p/>
          <draw:object xlink:href="../hat%20a.odf" xlink:type="simple" xlink:show="embed" xlink:actuate="onLoad"/>
          <draw:image xlink:href="./ObjectReplacements/Object 94" xlink:type="simple" xlink:show="embed" xlink:actuate="onLoad"/>
        </draw:frame>
        <draw:frame draw:style-name="gr2" draw:text-style-name="P2" draw:layer="layout" svg:width="0.644cm" svg:height="1.033cm" svg:x="13.577cm" svg:y="5.783cm">
          <text:p/>
          <draw:object xlink:href="../hat%20a.odf" xlink:type="simple" xlink:show="embed" xlink:actuate="onLoad"/>
          <draw:image xlink:href="./ObjectReplacements/Object 95" xlink:type="simple" xlink:show="embed" xlink:actuate="onLoad"/>
        </draw:frame>
        <draw:frame draw:style-name="gr2" draw:text-style-name="P2" draw:layer="layout" svg:width="0.644cm" svg:height="1.033cm" svg:x="21.077cm" svg:y="5.783cm">
          <text:p/>
          <draw:object xlink:href="../hat%20a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spinore zu <text:span text:style-name="T7">H</text:span><text:span text:style-name="T9">D</text:span><text:span text:style-name="T6">(0)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54cm" svg:height="15cm" svg:x="0.765cm" svg:y="5.227cm">
          <text:p/>
          <draw:object xlink:href="../Eigenspinore%20des%20Dirac-Operators%20HD(0)%20(nur%20die%20Spinore).odf" xlink:type="simple" xlink:show="embed" xlink:actuate="onLoad"/>
          <draw:image xlink:href="./ObjectReplacements/Object 87" xlink:type="simple" xlink:show="embed" xlink:actuate="onLoad"/>
        </draw:frame>
        <draw:frame draw:style-name="gr2" draw:text-style-name="P2" draw:layer="layout" svg:width="15cm" svg:height="8.22cm" svg:x="12.592cm" svg:y="8.527cm">
          <text:p/>
          <draw:object xlink:href="../Eigenspinore%20des%20Dirac-Operators%20HD(0)%20(nur%20die%20Kommentare)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die Eigenspinore <text:s text:c="2"/><text:span text:style-name="T9">1,2</text:span><text:span text:style-name="T90">±</text:span><text:span text:style-name="T79"> ausgesagt werden?</text:span>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 text:style-name="P9"/>
            <text:p text:style-name="P9"><text:span text:style-name="T41"/></text:p>
            <text:p text:style-name="P9"><text:span text:style-name="T41">Sie sind orthogonal zueinander!</text:span></text:p>
            <text:p text:style-name="P9"><text:span text:style-name="T41">Somit bilden <text:s text:c="2"/></text:span><text:span text:style-name="T36">1</text:span><text:span text:style-name="T57">(+)</text:span><text:span text:style-name="T41"> und <text:s text:c="2"/></text:span><text:span text:style-name="T92">2</text:span><text:span text:style-name="T57">(+)</text:span><text:span text:style-name="T41"> eine Basis des </text:span><text:span text:style-name="T14">E</text:span><text:span text:style-name="T36">+</text:span><text:span text:style-name="T41">-Eigenraums, der Eigenraum zum Eigenwert </text:span><text:span text:style-name="T14">E</text:span><text:span text:style-name="T36">-</text:span><text:span text:style-name="T41"> wird von <text:s text:c="2"/></text:span><text:span text:style-name="T36">1,2</text:span><text:span text:style-name="T57">(</text:span><text:span text:style-name="T93">-</text:span><text:span text:style-name="T57">)</text:span><text:span text:style-name="T41"> aufgespannt. Somit ist jede beliebige Linearkombination von <text:s text:c="2"/></text:span><text:span text:style-name="T36">1</text:span><text:span text:style-name="T57">(+)</text:span><text:span text:style-name="T41"> und <text:s text:c="2"/></text:span><text:span text:style-name="T36">2</text:span><text:span text:style-name="T57">(+)</text:span><text:span text:style-name="T41"> sowie <text:s text:c="2"/></text:span><text:span text:style-name="T36">1</text:span><text:span text:style-name="T57">(-)</text:span><text:span text:style-name="T41"> und <text:s text:c="2"/></text:span><text:span text:style-name="T36">2</text:span><text:span text:style-name="T57">(-)</text:span><text:span text:style-name="T41"> eine Eigenlösung zu den Eigenwerten </text:span><text:span text:style-name="T14">E</text:span><text:span text:style-name="T36">+</text:span><text:span text:style-name="T41"> bzw. </text:span><text:span text:style-name="T14">E</text:span><text:span text:style-name="T36">-</text:span><text:span text:style-name="T41">, führt also zu den bekannten Eigenwerten.</text:span></text:p>
          </draw:text-box>
        </draw:frame>
        <draw:frame draw:style-name="gr2" draw:text-style-name="P2" draw:layer="layout" svg:width="0.94cm" svg:height="1.5cm" svg:x="18.277cm" svg:y="1.045cm">
          <text:p/>
          <draw:object xlink:href="../hat%20a.odf" xlink:type="simple" xlink:show="embed" xlink:actuate="onLoad"/>
          <draw:image xlink:href="./ObjectReplacements/Object 97" xlink:type="simple" xlink:show="embed" xlink:actuate="onLoad"/>
        </draw:frame>
        <draw:frame draw:style-name="gr2" draw:text-style-name="P2" draw:layer="layout" svg:width="0.644cm" svg:height="1.033cm" svg:x="6.323cm" svg:y="10.091cm">
          <text:p/>
          <draw:object xlink:href="../hat%20a.odf" xlink:type="simple" xlink:show="embed" xlink:actuate="onLoad"/>
          <draw:image xlink:href="./ObjectReplacements/Object 98" xlink:type="simple" xlink:show="embed" xlink:actuate="onLoad"/>
        </draw:frame>
        <draw:frame draw:style-name="gr2" draw:text-style-name="P2" draw:layer="layout" svg:width="0.644cm" svg:height="1.033cm" svg:x="9.223cm" svg:y="10.129cm">
          <text:p/>
          <draw:object xlink:href="../hat%20a.odf" xlink:type="simple" xlink:show="embed" xlink:actuate="onLoad"/>
          <draw:image xlink:href="./ObjectReplacements/Object 99" xlink:type="simple" xlink:show="embed" xlink:actuate="onLoad"/>
        </draw:frame>
        <draw:frame draw:style-name="gr2" draw:text-style-name="P2" draw:layer="layout" svg:width="0.644cm" svg:height="1.033cm" svg:x="11.377cm" svg:y="11.383cm">
          <text:p/>
          <draw:object xlink:href="../hat%20a.odf" xlink:type="simple" xlink:show="embed" xlink:actuate="onLoad"/>
          <draw:image xlink:href="./ObjectReplacements/Object 100" xlink:type="simple" xlink:show="embed" xlink:actuate="onLoad"/>
        </draw:frame>
        <draw:frame draw:style-name="gr2" draw:text-style-name="P2" draw:layer="layout" svg:width="0.644cm" svg:height="1.033cm" svg:x="9.723cm" svg:y="12.583cm">
          <text:p/>
          <draw:object xlink:href="../hat%20a.odf" xlink:type="simple" xlink:show="embed" xlink:actuate="onLoad"/>
          <draw:image xlink:href="./ObjectReplacements/Object 101" xlink:type="simple" xlink:show="embed" xlink:actuate="onLoad"/>
        </draw:frame>
        <draw:frame draw:style-name="gr2" draw:text-style-name="P2" draw:layer="layout" svg:width="0.644cm" svg:height="1.033cm" svg:x="12.677cm" svg:y="12.583cm">
          <text:p/>
          <draw:object xlink:href="../hat%20a.odf" xlink:type="simple" xlink:show="embed" xlink:actuate="onLoad"/>
          <draw:image xlink:href="./ObjectReplacements/Object 102" xlink:type="simple" xlink:show="embed" xlink:actuate="onLoad"/>
        </draw:frame>
        <draw:frame draw:style-name="gr2" draw:text-style-name="P2" draw:layer="layout" svg:width="0.644cm" svg:height="1.033cm" svg:x="16.177cm" svg:y="12.583cm">
          <text:p/>
          <draw:object xlink:href="../hat%20a.odf" xlink:type="simple" xlink:show="embed" xlink:actuate="onLoad"/>
          <draw:image xlink:href="./ObjectReplacements/Object 103" xlink:type="simple" xlink:show="embed" xlink:actuate="onLoad"/>
        </draw:frame>
        <draw:frame draw:style-name="gr2" draw:text-style-name="P2" draw:layer="layout" svg:width="0.644cm" svg:height="1.033cm" svg:x="18.923cm" svg:y="12.583cm">
          <text:p/>
          <draw:object xlink:href="../hat%20a.odf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Pauli-Spinoperator <text:span text:style-name="T56">σ</text:span><text:span text:style-name="T21">:</text:span></text:p>
          </draw:text-box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8" xlink:type="simple" xlink:show="embed" xlink:actuate="onLoad"/>
        </draw:frame>
        <draw:frame draw:style-name="gr2" draw:text-style-name="P2" draw:layer="layout" svg:width="10.491cm" svg:height="2.617cm" svg:x="8.754cm" svg:y="12.191cm">
          <text:p/>
          <draw:object xlink:href="../Dirac'scher%20Spinoperator.odf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Dirac‑Spinoperators <text:s text:c="2"/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5cm" svg:height="4.24cm" svg:x="1.587cm" svg:y="7.883cm">
          <text:p/>
          <draw:object xlink:href="../Komponenten%20des%20Spinoperators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2" draw:layer="layout" svg:width="1cm" svg:height="1.5cm" svg:x="18.287cm" svg:y="2.615cm">
          <text:p/>
          <draw:object xlink:href="../hat%20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Komponente in Richtung des Impulses <text:span text:style-name="T5">p</text:span>:</text:p>
            <text:p/>
            <text:p/>
          </draw:text-box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2" draw:layer="layout" svg:width="15.922cm" svg:height="6.249cm" svg:x="6.038cm" svg:y="11.375cm">
          <text:p/>
          <draw:object xlink:href="../Spinoperator-Komponente%20in%20Impulsrichtung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werte des Dirac-Spinoperators in Impulsrichtung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ie Eigenräume zu den Eigenwerten <text:span text:style-name="T7">E</text:span><text:span text:style-name="T9">+</text:span> und <text:span text:style-name="T7">E</text:span><text:span text:style-name="T9">-</text:span> sind jeweils zweidimensional: zwei Vektoren <text:s text:c="2"/><text:span text:style-name="T9">1</text:span> und <text:s text:c="2"/><text:span text:style-name="T9">2</text:span> spannen den jeweiligen Raum auf.</text:p>
            <text:p>Deshalb wird der Dirac-Spinoperator in Impulsrichtung <text:s text:c="2"/><text:span text:style-name="T8">p</text:span> durch 2 x 2‑Matrizen dargestellt. Diese weisen sich als für beide Räume (+ und -) identisch heraus!</text:p>
            <text:p>Die Matrix erhält man durch:</text:p>
            <text:p/>
            <text:p/>
            <text:p/>
            <text:p>Die Eigenwerte erhält man aus der Säkulardeterminanten:</text:p>
          </draw:text-box>
        </draw:frame>
        <draw:frame draw:style-name="gr2" draw:text-style-name="P2" draw:layer="layout" svg:width="14.67cm" svg:height="3.125cm" svg:x="6.664cm" svg:y="12.737cm">
          <text:p/>
          <draw:object xlink:href="../Dirac'scher%20Spinoperator%20in%20Impulsrichtung%20im%20Eigenraum%20der%20Energieeigenwerte%20des%20Dirac-Operators.odf" xlink:type="simple" xlink:show="embed" xlink:actuate="onLoad"/>
          <draw:image xlink:href="./ObjectReplacements/Object 105" xlink:type="simple" xlink:show="embed" xlink:actuate="onLoad"/>
        </draw:frame>
        <draw:frame draw:style-name="gr2" draw:text-style-name="P2" draw:layer="layout" svg:width="7.467cm" svg:height="1.422cm" svg:x="10.266cm" svg:y="16.988cm">
          <text:p/>
          <draw:object xlink:href="../Säkulardeterminante.odf" xlink:type="simple" xlink:show="embed" xlink:actuate="onLoad"/>
          <draw:image xlink:href="./ObjectReplacements/Object 106" xlink:type="simple" xlink:show="embed" xlink:actuate="onLoad"/>
        </draw:frame>
        <draw:frame draw:style-name="gr2" draw:text-style-name="P2" draw:layer="layout" svg:width="0.644cm" svg:height="1.033cm" svg:x="12.723cm" svg:y="6.253cm">
          <text:p/>
          <draw:object xlink:href="../hat%20a.odf" xlink:type="simple" xlink:show="embed" xlink:actuate="onLoad"/>
          <draw:image xlink:href="./ObjectReplacements/Object 107" xlink:type="simple" xlink:show="embed" xlink:actuate="onLoad"/>
        </draw:frame>
        <draw:frame draw:style-name="gr2" draw:text-style-name="P2" draw:layer="layout" svg:width="0.644cm" svg:height="1.033cm" svg:x="15.077cm" svg:y="6.245cm">
          <text:p/>
          <draw:object xlink:href="../hat%20a.odf" xlink:type="simple" xlink:show="embed" xlink:actuate="onLoad"/>
          <draw:image xlink:href="./ObjectReplacements/Object 108" xlink:type="simple" xlink:show="embed" xlink:actuate="onLoad"/>
        </draw:frame>
        <draw:frame draw:style-name="gr2" draw:text-style-name="P2" draw:layer="layout" svg:width="0.716cm" svg:height="1.076cm" svg:x="21.895cm" svg:y="8.515cm">
          <text:p/>
          <draw:object xlink:href="../hat%20S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<text:s text:c="3"/>in Impuls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igenwerte ℏ<text:span text:style-name="T7"> m</text:span><text:span text:style-name="T35">σ</text:span><text:span text:style-name="T21"> des </text:span><text:span text:style-name="T38">Dirac'schen Spinoperators <text:s text:c="3"/></text:span><text:span text:style-name="T15">p</text:span><text:span text:style-name="T38"> in Impulsrichtung</text:span><text:span text:style-name="T21"> lauten:</text:span></text:p>
            <text:p><text:span text:style-name="T21"/></text:p>
            <text:p><text:span text:style-name="T21"/></text:p>
            <text:p><text:span text:style-name="T21"/></text:p>
            <text:p><text:span text:style-name="T21">also </text:span><text:span text:style-name="T41">½ℏ und -</text:span><text:span text:style-name="T41">½ℏ</text:span></text:p>
          </draw:text-box>
        </draw:frame>
        <draw:frame draw:style-name="gr2" draw:text-style-name="P2" draw:layer="layout" svg:width="1.06cm" svg:height="1.6cm" svg:x="8.241cm" svg:y="2.541cm">
          <text:p/>
          <draw:object xlink:href="../hat%20S.odf" xlink:type="simple" xlink:show="embed" xlink:actuate="onLoad"/>
          <draw:image xlink:href="./ObjectReplacements/Object 82" xlink:type="simple" xlink:show="embed" xlink:actuate="onLoad"/>
        </draw:frame>
        <draw:frame draw:style-name="gr2" draw:text-style-name="P2" draw:layer="layout" svg:width="9.128cm" svg:height="2.335cm" svg:x="9.435cm" svg:y="10.332cm">
          <text:p/>
          <draw:object xlink:href="../Eigenwerte%20des%20Dirac-Spinoperators%20in%20Impulsrichtung.odf" xlink:type="simple" xlink:show="embed" xlink:actuate="onLoad"/>
          <draw:image xlink:href="./ObjectReplacements/Object 84" xlink:type="simple" xlink:show="embed" xlink:actuate="onLoad"/>
        </draw:frame>
        <draw:frame draw:style-name="gr2" draw:text-style-name="P2" draw:layer="layout" svg:width="0.716cm" svg:height="1.076cm" svg:x="19.249cm" svg:y="7.813cm">
          <text:p/>
          <draw:object xlink:href="../hat%20S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ysikalische Ursache für die zweifache Entartung der Energie <text:span text:style-name="T7">E</text:span><text:span text:style-name="T9">+</text:span> und <text:span text:style-name="T7">E</text:span><text:span text:style-name="T9">-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94">D</text:span><text:span text:style-name="T95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erhält man die Eigenzustände des Dirac-Spinoperators in Impulsrichtung in den Eigenräumen zu den Energieeigenwerten des Dirac-Operators </text:span><text:span text:style-name="T83">H</text:span><text:span text:style-name="T84">D</text:span><text:span text:style-name="T95">(0)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s sind spezielle Linearkombinationen aus den Basiszuständen der Eigenräume der jeweiligen Energieeigenwerte <text:span text:style-name="T7">E</text:span><text:span text:style-name="T9">+</text:span> und <text:span text:style-name="T7">E</text:span><text:span text:style-name="T9">-</text:span>: <text:s text:c="2"/><text:span text:style-name="T9">1</text:span><text:span text:style-name="T6">+</text:span> und <text:s text:c="2"/><text:span text:style-name="T9">2</text:span><text:span text:style-name="T6">+</text:span> bzw. <text:s text:c="2"/><text:span text:style-name="T9">1</text:span><text:span text:style-name="T6">-</text:span> und <text:s text:c="2"/><text:span text:style-name="T9">2</text:span><text:span text:style-name="T6">-</text:span>.</text:p>
            <text:p>Es gibt also vier mögliche Kombinationen, charakterisiert durch die Eigenwerte <text:span text:style-name="T7">E</text:span> = <text:span text:style-name="T41">±</text:span><text:span text:style-name="T7">E</text:span><text:span text:style-name="T8">p</text:span> und <text:span text:style-name="T7">m</text:span><text:span text:style-name="T35">σ</text:span> = <text:span text:style-name="T41">±½:</text:span></text:p>
            <text:p><text:span text:style-name="T41"/></text:p>
            <text:p><text:span text:style-name="T41"/></text:p>
            <text:p><text:span text:style-name="T41"/></text:p>
            <text:p><text:span text:style-name="T41">Dies sind die gemeinsamen Eigenspinore der Operatoren </text:span><text:span text:style-name="T14">H</text:span><text:span text:style-name="T36">D</text:span><text:span text:style-name="T57">(0)</text:span><text:span text:style-name="T41"> und <text:s text:c="2"/></text:span><text:span text:style-name="T35">p</text:span></text:p>
          </draw:text-box>
        </draw:frame>
        <draw:frame draw:style-name="gr2" draw:text-style-name="P2" draw:layer="layout" svg:width="0.644cm" svg:height="1.033cm" svg:x="20.777cm" svg:y="7.037cm">
          <text:p/>
          <draw:object xlink:href="../hat%20a.odf" xlink:type="simple" xlink:show="embed" xlink:actuate="onLoad"/>
          <draw:image xlink:href="./ObjectReplacements/Object 110" xlink:type="simple" xlink:show="embed" xlink:actuate="onLoad"/>
        </draw:frame>
        <draw:frame draw:style-name="gr2" draw:text-style-name="P2" draw:layer="layout" svg:width="0.644cm" svg:height="1.033cm" svg:x="23.377cm" svg:y="7.037cm">
          <text:p/>
          <draw:object xlink:href="../hat%20a.odf" xlink:type="simple" xlink:show="embed" xlink:actuate="onLoad"/>
          <draw:image xlink:href="./ObjectReplacements/Object 111" xlink:type="simple" xlink:show="embed" xlink:actuate="onLoad"/>
        </draw:frame>
        <draw:frame draw:style-name="gr2" draw:text-style-name="P2" draw:layer="layout" svg:width="0.644cm" svg:height="1.033cm" svg:x="11.977cm" svg:y="8.237cm">
          <text:p/>
          <draw:object xlink:href="../hat%20a.odf" xlink:type="simple" xlink:show="embed" xlink:actuate="onLoad"/>
          <draw:image xlink:href="./ObjectReplacements/Object 112" xlink:type="simple" xlink:show="embed" xlink:actuate="onLoad"/>
        </draw:frame>
        <draw:frame draw:style-name="gr2" draw:text-style-name="P2" draw:layer="layout" svg:width="0.644cm" svg:height="1.033cm" svg:x="14.477cm" svg:y="8.275cm">
          <text:p/>
          <draw:object xlink:href="../hat%20a.odf" xlink:type="simple" xlink:show="embed" xlink:actuate="onLoad"/>
          <draw:image xlink:href="./ObjectReplacements/Object 113" xlink:type="simple" xlink:show="embed" xlink:actuate="onLoad"/>
        </draw:frame>
        <draw:frame draw:style-name="gr2" draw:text-style-name="P2" draw:layer="layout" svg:width="0.716cm" svg:height="1.076cm" svg:x="24.895cm" svg:y="14.807cm">
          <text:p/>
          <draw:object xlink:href="../hat%20S.odf" xlink:type="simple" xlink:show="embed" xlink:actuate="onLoad"/>
          <draw:image xlink:href="./ObjectReplacements/Object 114" xlink:type="simple" xlink:show="embed" xlink:actuate="onLoad"/>
        </draw:frame>
        <draw:frame draw:style-name="gr2" draw:text-style-name="P2" draw:layer="layout" svg:width="10.426cm" svg:height="2.945cm" svg:x="8.786cm" svg:y="11.627cm">
          <text:p/>
          <draw:object xlink:href="../gemeinsame%20Eigenzustände%20von%20Sp%20und%20HD(0)%20schematisch.odf" xlink:type="simple" xlink:show="embed" xlink:actuate="onLoad"/>
          <draw:image xlink:href="./ObjectReplacements/Object 115" xlink:type="simple" xlink:show="embed" xlink:actuate="onLoad"/>
        </draw:frame>
        <draw:frame draw:style-name="gr2" draw:text-style-name="P2" draw:layer="layout" svg:width="10.878cm" svg:height="4.758cm" svg:x="8.56cm" svg:y="15.82cm">
          <text:p/>
          <draw:object xlink:href="../gemeinsame%20Eigenzustände%20von%20Sp%20und%20HD(0)%20kompakt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96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97">1</text:span><text:span text:style-name="T12">, </text:span><text:span text:style-name="T53">J</text:span><text:span text:style-name="T97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10T12:24:44.238000000</dc:date>
    <meta:document-statistic meta:object-count="609"/>
  </office:meta>
</office:document-meta>
</file>